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P3" style:family="paragraph">
      <style:paragraph-properties fo:text-align="center"/>
      <style:text-properties style:font-name="Comic Sans MS1"/>
    </style:style>
    <style:style style:name="P4" style:family="paragraph">
      <style:text-properties style:font-name="Comic Sans MS1"/>
    </style:style>
    <style:style style:name="T1" style:family="text">
      <style:text-properties style:font-name="Comic Sans MS1" style:font-size-complex="18pt"/>
    </style:style>
    <style:style style:name="T2" style:family="text">
      <style:text-properties style:font-name="Comic Sans M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0.9cm" svg:height="0.8cm" svg:x="5.5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9cm" svg:height="7cm" svg:x="14.2cm" svg:y="5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5.296cm" svg:height="2.7cm" svg:x="1.897cm" svg:y="1.8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7cm" svg:height="2.7cm" svg:x="1.648cm" svg:y="1.5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7cm" svg:height="2.7cm" svg:x="1.4cm" svg:y="1.2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layer="layout" svg:width="3.691cm" svg:height="2.7cm" svg:x="14.609cm" svg:y="5.6cm">
          <text:p text:style-name="P1"><text:span text:style-name="T1">CH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2" draw:text-style-name="P2" draw:layer="layout" svg:width="5.296cm" svg:height="2.7cm" svg:x="1.897cm" svg:y="9.3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7cm" svg:height="2.7cm" svg:x="1.648cm" svg:y="9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7cm" svg:height="2.7cm" svg:x="1.4cm" svg:y="8.7cm">
            <text:p text:style-name="P1"><text:span text:style-name="T1">pn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2" draw:text-style-name="P2" draw:layer="layout" svg:width="5.297cm" svg:height="2.7cm" svg:x="8.303cm" svg:y="9.3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7cm" svg:height="2.7cm" svg:x="8.055cm" svg:y="9cm">
            <text:p text:style-name="P1"><text:span text:style-name="T1">odg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296cm" svg:height="2.7cm" svg:x="7.807cm" svg:y="8.7cm">
            <text:p text:style-name="P1"><text:span text:style-name="T1">re</text:span><text:span text:style-name="T1">ファイ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1" draw:layer="layout" draw:type="curve" svg:x1="4.296cm" svg:y1="4.5cm" svg:x2="4.296cm" svg:y2="8.7cm" draw:start-shape="id1" draw:start-glue-point="2" draw:end-shape="id2" svg:d="m4296 4500v4200" svg:viewBox="0 0 1 4201">
          <text:p/>
        </draw:connector>
        <draw:custom-shape draw:style-name="gr2" draw:text-style-name="P3" draw:layer="layout" svg:width="4.6cm" svg:height="1.9cm" svg:x="2cm" svg:y="5.3cm">
          <text:p text:style-name="P1"><text:span text:style-name="T2">unoco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527cm" svg:height="2.7cm" svg:x="15.5cm" svg:y="8.7cm">
          <text:p text:style-name="P1"><text:span text:style-name="T1">Ajhc-hg.ya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91cm" svg:height="2.7cm" svg:x="18.6cm" svg:y="5.6cm">
          <text:p text:style-name="P1"><text:span text:style-name="T1">PRED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91cm" svg:height="2.7cm" svg:x="23.3cm" svg:y="5.6cm">
          <text:p text:style-name="P1"><text:span text:style-name="T1">POSTD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27cm" svg:height="2.7cm" svg:x="21.4cm" svg:y="8.7cm">
          <text:p text:style-name="P1"><text:span text:style-name="T1">_cover.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6.4cm" svg:height="2.7cm" svg:x="11.3cm" svg:y="17cm">
          <text:p text:style-name="P1"><text:span text:style-name="T1">ajhc-hg.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8cm" svg:height="1.9cm" svg:x="12cm" svg:y="1.3cm">
          <text:p text:style-name="P1"><text:span text:style-name="T2">o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cm" svg:y1="2.25cm" svg:x2="7.193cm" svg:y2="2.85cm" draw:start-shape="id3" draw:start-glue-point="6" draw:end-shape="id1" draw:end-glue-point="1" svg:d="m12000 2250c-3604 0-1201 600-4807 600" svg:viewBox="0 0 4808 601">
          <text:p/>
        </draw:connector>
        <draw:connector draw:style-name="gr4" draw:text-style-name="P1" draw:layer="layout" draw:type="curve" svg:x1="12.556cm" svg:y1="2.922cm" svg:x2="5.95cm" svg:y2="8.8cm" draw:start-shape="id3" draw:start-glue-point="7" draw:end-shape="id4" draw:end-glue-point="0" svg:d="m12556 2922c0 4618-6606 1680-6606 5878" svg:viewBox="0 0 6607 5879">
          <text:p/>
        </draw:connector>
        <draw:connector draw:style-name="gr4" draw:text-style-name="P1" draw:layer="layout" draw:type="curve" svg:x1="13.9cm" svg:y1="3.2cm" svg:x2="10.703cm" svg:y2="8.7cm" draw:start-shape="id3" draw:start-glue-point="8" draw:end-shape="id5" svg:d="m13900 3200c0 4126-3197 1377-3197 5500" svg:viewBox="0 0 3198 5501">
          <text:p/>
        </draw:connector>
        <draw:connector draw:style-name="gr4" draw:text-style-name="P1" draw:layer="layout" draw:type="curve" svg:x1="15.244cm" svg:y1="2.922cm" svg:x2="21.15cm" svg:y2="5cm" draw:start-shape="id3" draw:start-glue-point="9" draw:end-shape="id6" svg:d="m15244 2922c0 1768 5906 730 5906 2078" svg:viewBox="0 0 5907 2079">
          <text:p/>
        </draw:connector>
        <draw:frame draw:style-name="gr5" draw:text-style-name="P4" draw:layer="layout" svg:width="8.122cm" svg:height="1.327cm" svg:x="16cm" svg:y="1.573cm">
          <draw:text-box>
            <text:p><text:span text:style-name="T2">ファイル更新を監視</text:span></text:p>
          </draw:text-box>
        </draw:frame>
        <draw:connector draw:style-name="gr3" draw:text-style-name="P1" draw:layer="layout" draw:type="curve" svg:x1="4.296cm" svg:y1="12cm" svg:x2="14.5cm" svg:y2="17cm" draw:start-shape="id2" draw:start-glue-point="2" draw:end-shape="id7" draw:end-glue-point="0" svg:d="m4296 12000c0 3751 10204 1252 10204 5000" svg:viewBox="0 0 10205 5001">
          <text:p/>
        </draw:connector>
        <draw:connector draw:style-name="gr3" draw:text-style-name="P1" draw:layer="layout" draw:type="curve" svg:x1="10.703cm" svg:y1="12cm" svg:x2="14.5cm" svg:y2="17cm" draw:start-shape="id5" draw:start-glue-point="2" draw:end-shape="id7" draw:end-glue-point="0" svg:d="m10703 12000c0 3751 3797 1252 3797 5000" svg:viewBox="0 0 3798 5001">
          <text:p/>
        </draw:connector>
        <draw:connector draw:style-name="gr3" draw:text-style-name="P1" draw:layer="layout" draw:type="curve" svg:x1="21.15cm" svg:y1="12cm" svg:x2="14.5cm" svg:y2="17cm" draw:start-shape="id6" draw:start-glue-point="2" draw:end-shape="id7" draw:end-glue-point="0" svg:d="m21150 12000c0 3751-6650 1252-6650 5000" svg:viewBox="0 0 6651 5001">
          <text:p/>
        </draw:connector>
        <draw:custom-shape draw:style-name="gr2" draw:text-style-name="P3" draw:layer="layout" svg:width="8.8cm" svg:height="1.9cm" svg:x="9.6cm" svg:y="13.3cm">
          <text:p text:style-name="P1"><text:span text:style-name="T2">review-pdfma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8-01T15:41:34.022548167</dc:date>
    <dc:creator>Okabe Kiwamu</dc:creator>
    <meta:editing-duration>PT1H6M54S</meta:editing-duration>
    <meta:editing-cycles>100</meta:editing-cycles>
    <meta:generator>LibreOffice/4.1.0.4$Linux_X86_64 LibreOffice_project/410m0$Build-4</meta:generator>
    <meta:document-statistic meta:object-count="32"/>
  </office:meta>
</office:document-meta>
</file>